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39ab" officeooo:paragraph-rsid="000539ab"/>
    </style:style>
    <style:style style:name="P2" style:family="paragraph" style:parent-style-name="Standard">
      <style:paragraph-properties fo:text-align="start" style:justify-single-word="false"/>
      <style:text-properties officeooo:rsid="000678b5" officeooo:paragraph-rsid="000678b5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0539ab" officeooo:paragraph-rsid="000539ab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0539ab" officeooo:paragraph-rsid="00034331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rsid="000539ab" officeooo:paragraph-rsid="00082d45"/>
    </style:style>
    <style:style style:name="P6" style:family="paragraph" style:parent-style-name="Standard">
      <style:paragraph-properties fo:text-align="start" style:justify-single-word="false"/>
      <style:text-properties officeooo:rsid="000539ab" officeooo:paragraph-rsid="00082d45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officeooo:rsid="00034331" officeooo:paragraph-rsid="00034331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officeooo:rsid="00034331" officeooo:paragraph-rsid="00082d45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034331" officeooo:paragraph-rsid="00034331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034331" officeooo:paragraph-rsid="00082d45"/>
    </style:style>
    <style:style style:name="P11" style:family="paragraph" style:parent-style-name="Standard">
      <style:paragraph-properties fo:text-align="start" style:justify-single-word="false"/>
      <style:text-properties officeooo:rsid="00034331" officeooo:paragraph-rsid="00082d45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0678b5" officeooo:paragraph-rsid="000678b5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0678b5" officeooo:paragraph-rsid="00082d45"/>
    </style:style>
    <style:style style:name="P14" style:family="paragraph" style:parent-style-name="Standard">
      <style:paragraph-properties fo:text-align="start" style:justify-single-word="false"/>
      <style:text-properties officeooo:rsid="000678b5" officeooo:paragraph-rsid="00082d45"/>
    </style:style>
    <style:style style:name="T1" style:family="text">
      <style:text-properties officeooo:rsid="000539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estionário</text:p>
      <text:p text:style-name="P7"/>
      <text:p text:style-name="P9">1) Em uma cafeteria cultural você prefere:</text:p>
      <text:p text:style-name="P9"/>
      <text:p text:style-name="P9">-Silêncio ( <text:s/>)</text:p>
      <text:p text:style-name="P9">-Som ambiente ( <text:s/>) <text:s/>que tipo de música prefere ? ………………………..</text:p>
      <text:p text:style-name="P9"/>
      <text:p text:style-name="P9"/>
      <text:p text:style-name="P9">2) O ambiente deve ser com cores:</text:p>
      <text:p text:style-name="P9"/>
      <text:p text:style-name="P9">-Neutras <text:s/>( <text:s/>)</text:p>
      <text:p text:style-name="P9">-Coloridas ( <text:s/>)</text:p>
      <text:p text:style-name="P9"><text:s/></text:p>
      <text:p text:style-name="P9">3) Que tipo de cultura você gostaria de ver em uma cafeteria?</text:p>
      <text:p text:style-name="P9"/>
      <text:p text:style-name="P9">-Apresentações culturais ( <text:s/>) <text:s/>quais? …………</text:p>
      <text:p text:style-name="P9">-Apenas leitura <text:s/>( <text:s/>) </text:p>
      <text:p text:style-name="P9"/>
      <text:p text:style-name="P9">4) O atendimento deve ser:</text:p>
      <text:p text:style-name="P9"/>
      <text:p text:style-name="P9">-No caixa com pagamento antecipado ( <text:s/>)</text:p>
      <text:p text:style-name="P9">-Na mesa com comandas ( <text:s/>)</text:p>
      <text:p text:style-name="P9">-Outras formas ( <text:s/>) <text:s text:c="5"/>Quais? <text:s/>…………..</text:p>
      <text:p text:style-name="P9"/>
      <text:p text:style-name="P9">5) <text:span text:style-name="T1">O que você acha que falta nas cafeterias que frequenta?</text:span></text:p>
      <text:p text:style-name="P9"/>
      <text:p text:style-name="P9">……………………………………………………………..</text:p>
      <text:p text:style-name="P9"/>
      <text:p text:style-name="P3">6) O que você costuma consumir em uma cafeteria?………………….</text:p>
      <text:p text:style-name="P3"/>
      <text:p text:style-name="P3">……………………………………………………………………….</text:p>
      <text:p text:style-name="P4">7) Você frequentemente vai a cafeteria:</text:p>
      <text:p text:style-name="P9"/>
      <text:p text:style-name="P3">-Com amigos ( <text:s/>)</text:p>
      <text:p text:style-name="P3">-Sozinho (a) <text:s/>( <text:s/>)</text:p>
      <text:p text:style-name="P3">-Faz reuniões de trabalho ( <text:s/>) </text:p>
      <text:p text:style-name="P3"/>
      <text:p text:style-name="P12">8) <text:s/>Em média quanto tempo costuma permanecer em uma cafeteria?</text:p>
      <text:p text:style-name="P12"/>
      <text:p text:style-name="P12">- Uma hora <text:s/>( <text:s/>)</text:p>
      <text:p text:style-name="P12">- Menos de uma hora ( <text:s/>)</text:p>
      <text:p text:style-name="P12">- Mais de uma hora <text:s/>( <text:s/>)</text:p>
      <text:p text:style-name="P3"/>
      <text:p text:style-name="P3"/>
      <text:p text:style-name="P12">Sugestões são bem-vindas, no espaço abaixo use e abuse.</text:p>
      <text:p text:style-name="P2"/>
      <text:p text:style-name="P2"/>
      <text:p text:style-name="P1"/>
      <text:p text:style-name="P8"/>
      <text:p text:style-name="P8"/>
      <text:p text:style-name="P8"/>
      <text:p text:style-name="P8"/>
      <text:p text:style-name="P8"><text:soft-page-break/>Questionário</text:p>
      <text:p text:style-name="P8"/>
      <text:p text:style-name="P10">1) Em uma cafeteria cultural você prefere:</text:p>
      <text:p text:style-name="P10"/>
      <text:p text:style-name="P10">-Silêncio ( <text:s/>)</text:p>
      <text:p text:style-name="P10">-Som ambiente ( <text:s/>) <text:s/>que tipo de música prefere ? ………………………..</text:p>
      <text:p text:style-name="P10"/>
      <text:p text:style-name="P10"/>
      <text:p text:style-name="P10">2) O ambiente deve ser com cores:</text:p>
      <text:p text:style-name="P10"/>
      <text:p text:style-name="P10">-Neutras <text:s/>( <text:s/>)</text:p>
      <text:p text:style-name="P10">-Coloridas ( <text:s/>)</text:p>
      <text:p text:style-name="P10"><text:s/></text:p>
      <text:p text:style-name="P10">3) Que tipo de cultura você gostaria de ver em uma cafeteria?</text:p>
      <text:p text:style-name="P10"/>
      <text:p text:style-name="P10">-Apresentações culturais ( <text:s/>) <text:s/>quais? …………</text:p>
      <text:p text:style-name="P10">-Apenas leitura <text:s/>( <text:s/>) </text:p>
      <text:p text:style-name="P10"/>
      <text:p text:style-name="P10">4) O atendimento deve ser:</text:p>
      <text:p text:style-name="P10"/>
      <text:p text:style-name="P10">-No caixa com pagamento antecipado ( <text:s/>)</text:p>
      <text:p text:style-name="P10">-Na mesa com comandas ( <text:s/>)</text:p>
      <text:p text:style-name="P10">-Outras formas ( <text:s/>) <text:s text:c="5"/>Quais? <text:s/>…………..</text:p>
      <text:p text:style-name="P10"/>
      <text:p text:style-name="P10">5) <text:span text:style-name="T1">O que você acha que falta nas cafeterias que frequenta?</text:span></text:p>
      <text:p text:style-name="P10"/>
      <text:p text:style-name="P10">……………………………………………………………..</text:p>
      <text:p text:style-name="P10"/>
      <text:p text:style-name="P5">6) O que você costuma consumir em uma cafeteria?………………….</text:p>
      <text:p text:style-name="P5"/>
      <text:p text:style-name="P5">……………………………………………………………………….</text:p>
      <text:p text:style-name="P5">7) Você frequentemente vai a cafeteria:</text:p>
      <text:p text:style-name="P10"/>
      <text:p text:style-name="P5">-Com amigos ( <text:s/>)</text:p>
      <text:p text:style-name="P5">-Sozinho (a) <text:s/>( <text:s/>)</text:p>
      <text:p text:style-name="P5">-Faz reuniões de trabalho ( <text:s/>) </text:p>
      <text:p text:style-name="P5"/>
      <text:p text:style-name="P13">8) <text:s/>Em média quanto tempo costuma permanecer em uma cafeteria?</text:p>
      <text:p text:style-name="P13"/>
      <text:p text:style-name="P13">- Uma hora <text:s/>( <text:s/>)</text:p>
      <text:p text:style-name="P13">- Menos de uma hora ( <text:s/>)</text:p>
      <text:p text:style-name="P13">- Mais de uma hora <text:s/>( <text:s/>)</text:p>
      <text:p text:style-name="P5"/>
      <text:p text:style-name="P5"/>
      <text:p text:style-name="P13">Sugestões são bem-vindas, no espaço abaixo use e abuse.</text:p>
      <text:p text:style-name="P14"/>
      <text:p text:style-name="P14"/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4:27:48.109000000</meta:creation-date>
    <dc:date>2017-05-14T15:05:04.883000000</dc:date>
    <meta:editing-duration>PT14M10S</meta:editing-duration>
    <meta:editing-cycles>2</meta:editing-cycles>
    <meta:generator>LibreOffice/5.1.4.2$Windows_x86 LibreOffice_project/f99d75f39f1c57ebdd7ffc5f42867c12031db97a</meta:generator>
    <meta:print-date>2017-05-14T14:59:52.482000000</meta:print-date>
    <meta:document-statistic meta:table-count="0" meta:image-count="0" meta:object-count="0" meta:page-count="2" meta:paragraph-count="56" meta:word-count="322" meta:character-count="1796" meta:non-whitespace-character-count="1464"/>
  </office:meta>
</office:document-meta>
</file>